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CT004_20_-_20_Cadastro_20_de_20_Procediment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4 - Cadastro de Procedim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4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Procediment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5] Manter Procedimento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procedimentos e impedir: campos obrigatórios em branco, cliente inexistente nos registros, dentista inexistente nos registros, protético responsável inexistente nos registros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3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inserir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Data de Solicitação' não pode estar vazio"</text:p>
            <text:p>"O campo 'Data de Entrega' não pode estar vazio"</text:p>
            <text:p>"O campo 'Cliente' não pode estar vazio"</text:p>
            <text:p>"O campo 'Dentista Responsável' não pode estar vazio"</text:p>
            <text:p>"O campo 'Descrição' não pode estar vazio"</text:p>
            <text:p>"O campo 'Situação' não pode estar vazio"</text:p>
            <text:p>"O campo 'Valor Total do Procedimento' não pode estar vazio"</text:p>
            <text:p>"O campo 'Protético Responsável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ão permitir entrada de dados não registrados no banco de dados nos campos "Cliente", "Dentista Responsável" e "Protético Responsável"</text:p>
          </table:table-cell>
          <table:table-cell table:style-name="ce10" office:value-type="string" calcext:value-type="string">
            <text:p>Informar dados nos campos "Cliente", "Dentista Responsável" e "Protético Responsável"</text:p>
          </table:table-cell>
          <table:table-cell table:style-name="ce4" office:value-type="string" calcext:value-type="string">
            <text:p>Dados inválidos (não encontrados nos registros do banco de dados)</text:p>
          </table:table-cell>
          <table:table-cell table:style-name="ce14" office:value-type="string" calcext:value-type="string">
            <text:p>Verificar se os campos foram preenchidos com dados válidos e mostrar mensagens ao usuário:</text:p>
            <text:p>"Selecione um 'Cliente' válido"</text:p>
            <text:p>"Selecione um 'Dentista' válido"</text:p>
            <text:p>"Selecione um 'Protético' válid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ão permitir inserir dados em branco nos campos relacionados a terceiros</text:p>
          </table:table-cell>
          <table:table-cell table:style-name="ce10" office:value-type="string" calcext:value-type="string">
            <text:p>Selecionar opção "Ações de Terceiro" e informar "Terceiro" e "Valor Pago"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Terceiro' não pode estar vazio"</text:p>
            <text:p>"O campo 'Valor Pago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Dados de Terceiros</text:p>
          </table:table-cell>
          <table:table-cell table:style-name="ce10" office:value-type="string" calcext:value-type="string">
            <text:p>Selecionar opção "Ações de Terceiro" e informar "Terceiro"</text:p>
          </table:table-cell>
          <table:table-cell table:style-name="ce4" office:value-type="string" calcext:value-type="string">
            <text:p>Dados inválidos (não encontrados nos registros do banco de dados)</text:p>
          </table:table-cell>
          <table:table-cell table:style-name="ce14" office:value-type="string" calcext:value-type="string">
            <text:p>Verificar se os campos foram preenchidos com dados válidos e mostrar mensagens ao usuário:</text:p>
            <text:p>"Selecione um 'Terceiro' válid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alidar datas de entrada no formulário</text:p>
          </table:table-cell>
          <table:table-cell table:style-name="ce10" office:value-type="string" calcext:value-type="string">
            <text:p>Informar campos de datas</text:p>
          </table:table-cell>
          <table:table-cell table:style-name="ce4" office:value-type="string" calcext:value-type="string">
            <text:p>Inserir "Data de Entrega" e/ou "Data de Pagamento" em data anterior a "Data de Solicitação".</text:p>
          </table:table-cell>
          <table:table-cell table:style-name="ce14" office:value-type="string" calcext:value-type="string">
            <text:p>Verificar se as datas preenchidas são válidas e mostrar mensagem ao usuário:</text:p>
            <text:p>"A 'Data de Entrega' e a 'Data de Pagamento' não podem anteceder a 'Data de Solicitação'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5:39.709947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6:24.411315481</dc:date>
    <meta:editing-duration>PT6M9S</meta:editing-duration>
    <meta:editing-cycles>9</meta:editing-cycles>
    <meta:document-statistic meta:table-count="1" meta:cell-count="47" meta:object-count="0"/>
  </office:meta>
</office:document-meta>
</file>